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209806368551967111" text:style-name="L1">
        <text:list-item>
          <text:p text:style-name="P1">Unversial Signal for "Give me more information" is "Mouse over relevant UI element". For example, mousing over the 'food' counter will show how much was produced &amp; consumed recently, as well as 'sub resources' such as Wheat, Flour, ect.</text:p>
        </text:list-item>
        <text:list-item>
          <text:p text:style-name="P1">Day/Night cycle. At night gnomes (or whatever) steal everything not in a storehouse.</text:p>
        </text:list-item>
        <text:list-item>
          <text:p text:style-name="P1">PATHFINDING WILL NOT WORK unless there's two road tiles in front of every building and/or there are some collision box shenanigns to avoid the 'non road' graph from idenitfying the space around buildings as a no go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5M25S</meta:editing-duration>
    <meta:editing-cycles>4</meta:editing-cycles>
    <meta:generator>OpenOffice/4.1.3$Win32 OpenOffice.org_project/413m1$Build-9783</meta:generator>
    <dc:date>2017-07-26T16:54:42.02</dc:date>
    <dc:creator>Kurt </dc:creator>
    <meta:document-statistic meta:table-count="0" meta:image-count="0" meta:object-count="0" meta:page-count="1" meta:paragraph-count="3" meta:word-count="92" meta:character-count="539"/>
    <meta:user-defined meta:name="Info 1"/>
    <meta:user-defined meta:name="Info 2"/>
    <meta:user-defined meta:name="Info 3"/>
    <meta:user-defined meta:name="Info 4"/>
  </office:meta>
</office:document-meta>
</file>